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512f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5e278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18d766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9e80" officeooo:paragraph-rsid="00279e80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290532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7035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CabecalhoTabela">
      <style:paragraph-properties style:snap-to-layout-grid="false"/>
    </style:style>
    <style:style style:name="P15" style:family="paragraph" style:parent-style-name="CabecalhoTabela">
      <style:paragraph-properties style:snap-to-layout-grid="false"/>
      <style:text-properties officeooo:paragraph-rsid="0002101b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8d766" officeooo:paragraph-rsid="0018d766"/>
    </style:style>
    <style:style style:name="P1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1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1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1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512fb"/>
    </style:style>
    <style:style style:name="P25" style:family="paragraph" style:parent-style-name="LO-Normal">
      <style:paragraph-properties fo:text-align="justify" style:justify-single-word="false">
        <style:tab-stops>
          <style:tab-stop style:position="1.016cm"/>
        </style:tab-stops>
      </style:paragraph-properties>
      <style:text-properties officeooo:paragraph-rsid="002deef1"/>
    </style:style>
    <style:style style:name="P26" style:family="paragraph" style:parent-style-name="LO-Normal">
      <style:paragraph-properties fo:text-align="justify" style:justify-single-word="false">
        <style:tab-stops>
          <style:tab-stop style:position="1.016cm"/>
        </style:tab-stops>
      </style:paragraph-properties>
      <style:text-properties officeooo:paragraph-rsid="002e588f"/>
    </style:style>
    <style:style style:name="P27" style:family="paragraph" style:parent-style-name="LO-Normal">
      <style:paragraph-properties fo:text-align="justify" style:justify-single-word="false">
        <style:tab-stops>
          <style:tab-stop style:position="1.016cm"/>
        </style:tab-stops>
      </style:paragraph-properties>
      <style:text-properties officeooo:rsid="000b19c6" officeooo:paragraph-rsid="002e588f"/>
    </style:style>
    <style:style style:name="P2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a42c7"/>
    </style:style>
    <style:style style:name="P3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8b2c" officeooo:paragraph-rsid="001f8b2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2e6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32896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fo:font-size="11pt" style:font-name-asian="Times New Roman" style:font-size-asian="11pt"/>
    </style:style>
    <style:style style:name="T13" style:family="text">
      <style:text-properties fo:font-size="11pt" officeooo:rsid="00023a1f" style:font-name-asian="Times New Roman" style:font-size-asian="11pt" style:font-size-complex="11pt"/>
    </style:style>
    <style:style style:name="T14" style:family="text">
      <style:text-properties fo:font-size="11pt" officeooo:rsid="00170358" style:font-name-asian="Times New Roman" style:font-size-asian="11pt" style:font-size-complex="11pt"/>
    </style:style>
    <style:style style:name="T15" style:family="text">
      <style:text-properties fo:font-size="10pt" style:font-name-asian="Times New Roman" style:font-size-asian="10pt"/>
    </style:style>
    <style:style style:name="T16" style:family="text">
      <style:text-properties fo:font-size="10pt" officeooo:rsid="004b5cce" style:font-name-asian="Times New Roman" style:font-size-asian="10pt"/>
    </style:style>
    <style:style style:name="T17" style:family="text">
      <style:text-properties fo:font-size="10pt" officeooo:rsid="00170358" style:font-name-asian="Times New Roman" style:font-size-asian="10pt"/>
    </style:style>
    <style:style style:name="T18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1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-asian="Arial"/>
    </style:style>
    <style:style style:name="T21" style:family="text">
      <style:text-properties officeooo:rsid="000e6f81"/>
    </style:style>
    <style:style style:name="T22" style:family="text">
      <style:text-properties officeooo:rsid="001352fa"/>
    </style:style>
    <style:style style:name="T23" style:family="text">
      <style:text-properties officeooo:rsid="00168ae3"/>
    </style:style>
    <style:style style:name="T24" style:family="text">
      <style:text-properties officeooo:rsid="00170358"/>
    </style:style>
    <style:style style:name="T25" style:family="text">
      <style:text-properties officeooo:rsid="001a35df"/>
    </style:style>
    <style:style style:name="T26" style:family="text">
      <style:text-properties officeooo:rsid="0020f59b"/>
    </style:style>
    <style:style style:name="T27" style:family="text">
      <style:text-properties officeooo:rsid="0025e278"/>
    </style:style>
    <style:style style:name="T28" style:family="text">
      <style:text-properties officeooo:rsid="0026426a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officeooo:rsid="001352fa" style:font-size-asian="15pt" style:font-size-complex="15pt"/>
    </style:style>
    <style:style style:name="T31" style:family="text">
      <style:text-properties fo:font-size="15pt" officeooo:rsid="002c8519" style:font-size-asian="15pt" style:font-size-complex="15pt"/>
    </style:style>
    <style:style style:name="T32" style:family="text">
      <style:text-properties officeooo:rsid="002deef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GRH</text:span> – Gestão de <text:span text:style-name="T6">Recursos Humanos</text:span></text:p>
      <text:p text:style-name="P8"/>
      <text:p text:style-name="P7">Documento de Especificação de Caso de Uso</text:p>
      <text:p text:style-name="P7"/>
      <text:p text:style-name="P29"><text:span text:style-name="T29">UC</text:span><text:span text:style-name="T30">11</text:span><text:span text:style-name="T29"> – </text:span><text:span text:style-name="T30">Visualizar Acompanhamento de Supervisão d</text:span><text:span text:style-name="T31">o </text:span><text:span text:style-name="T30">Estagio</text:span></text:p>
      <text:p text:style-name="P29"><text:span text:style-name="T30"/></text:p>
      <text:p text:style-name="P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4">Alteração</text:p>
          </table:table-cell>
        </table:table-row>
        <table:table-row table:style-name="Tabela1.1">
          <table:table-cell table:style-name="Tabela1.A2" office:value-type="string">
            <text:p text:style-name="P16">28/09/2015</text:p>
          </table:table-cell>
          <table:table-cell table:style-name="Tabela1.A2" office:value-type="string">
            <text:p text:style-name="P16">2.0</text:p>
          </table:table-cell>
          <table:table-cell table:style-name="Tabela1.A2" office:value-type="string">
            <text:p text:style-name="P16">Rayson San<text:span text:style-name="T25">to</text:span>s de Lima</text:p>
          </table:table-cell>
          <table:table-cell table:style-name="Tabela1.D2" office:value-type="string">
            <text:p text:style-name="P32"><text:span text:style-name="T26">Criação</text:span> do Documento</text:p>
          </table:table-cell>
        </table:table-row>
      </table:table>
      <text:section text:style-name="Sect1" text:name="Seção1">
        <text:list xml:id="list1821721459972142549" text:style-name="WW8Num2">
          <text:list-item>
            <text:h text:style-name="P20" text:outline-level="1"><text:bookmark-start text:name="_Ref418497390"/><text:bookmark-start text:name="_Ref439573339"/>CASOS DE USO: <text:span text:style-name="T22">VISUALIZAR acompanhamento de supervisão de estágio</text:span></text:h>
            <text:list>
              <text:list-item>
                <text:h text:style-name="P1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estagiário visualiza </text:span></text:span><text:span text:style-name="Fonte_20_parág._20_padrão"><text:span text:style-name="T11">o progresso de avaliações do estágio </text:span></text:span><text:span text:style-name="Fonte_20_parág._20_padrão"><text:span text:style-name="T10">a declaração de </text:span></text:span><text:span text:style-name="Fonte_20_parág._20_padrão"><text:span text:style-name="T18">estagio</text:span></text:span></text:p>
        <text:list xml:id="list154201585168055" text:continue-numbering="true" text:style-name="WW8Num2">
          <text:list-item>
            <text:list>
              <text:list-item>
                <text:h text:style-name="P1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3">é o Estagiário.</text:span></text:p>
        <text:list xml:id="list154201585176304" text:continue-numbering="true" text:style-name="WW8Num2">
          <text:list-item>
            <text:list>
              <text:list-item>
                <text:h text:style-name="P1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3">Estagiário seleciona a opção “Acompanhamento da Supervisão” e informa a turma</text:span></text:p>
        <text:p text:style-name="P3">2.<text:tab/><text:span text:style-name="T21">Sistema exibe o progresso das seguintes avaliações do estagiário:</text:span></text:p>
        <text:p text:style-name="P25"><text:span text:style-name="T19"><text:tab/><text:tab/>–</text:span> <text:span text:style-name="T32">Avaliação do Plano de Estágio</text:span></text:p>
        <text:p text:style-name="P25"><text:span text:style-name="T19"><text:tab/><text:tab/>–</text:span> <text:span text:style-name="T32">Avaliação do Relatório Final de Estágio</text:span></text:p>
        <text:p text:style-name="P25"><text:span text:style-name="T19"><text:tab/><text:tab/>–</text:span> <text:span text:style-name="T32">Avaliação de Participação no Seminário</text:span></text:p>
        <text:p text:style-name="P25"><text:span text:style-name="T19"><text:tab/><text:tab/>–</text:span> <text:span text:style-name="T32">Avaliação do Estágio</text:span></text:p>
        <text:p text:style-name="P25"><text:span text:style-name="T19"><text:tab/><text:tab/>–</text:span> <text:span text:style-name="T32">Avaliação do Plano de Estágio</text:span></text:p>
        <text:p text:style-name="P26"><text:span text:style-name="T19"><text:tab/><text:tab/>–</text:span> <text:span text:style-name="T32">Avaliação de Rendimento</text:span></text:p>
        <text:p text:style-name="P26"><text:span text:style-name="T19"><text:tab/><text:tab/>–</text:span> <text:span text:style-name="T32">Avaliação Final do Estagio</text:span> </text:p>
        <text:p text:style-name="P27"/>
        <text:p text:style-name="P12">1.<text:span text:style-name="T24">4</text:span><text:tab/><text:span text:style-name="T24">Fluxo Alternativo</text:span></text:p>
        <text:p text:style-name="P13"/>
        <text:list xml:id="list1522387970868998084" text:style-name="L1">
          <text:list-header>
            <text:p text:style-name="P30"><text:span text:style-name="T16">1.</text:span><text:span text:style-name="T14">5</text:span><text:span text:style-name="T13"><text:tab/>Pré-Condições</text:span></text:p>
          </text:list-header>
        </text:list>
        <text:p text:style-name="P11">Não se aplica</text:p>
        <text:list xml:id="list154201585152394" text:continue-numbering="true" text:style-name="L1">
          <text:list-header>
            <text:p text:style-name="P31"><text:span text:style-name="T15">1.</text:span><text:span text:style-name="T17">6</text:span><text:span text:style-name="T15"> </text:span><text:span text:style-name="T12"><text:tab/>Pós-Condições</text:span></text:p>
          </text:list-header>
        </text:list>
        <text:p text:style-name="P10">Não se aplica</text:p>
        <text:list xml:id="list154201585179608" text:continue-list="list154201585176304" text:style-name="WW8Num2">
          <text:list-item>
            <text:h text:style-name="P21" text:outline-level="1"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  <text:list>
              <text:list-item>
                <text:list>
                  <text:list-item>
                    <text:h text:style-name="P19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2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54201585177287" text:continue-numbering="true" text:style-name="WW8Num2">
          <text:list-item>
            <text:list>
              <text:list-item>
                <text:list>
                  <text:list-item>
                    <text:h text:style-name="P1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oft-page-break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3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42:01.456000000</dc:date>
    <meta:print-date>2007-05-07T23:41:00</meta:print-date>
    <meta:editing-cycles>48</meta:editing-cycles>
    <meta:editing-duration>PT1H13M3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7" meta:word-count="166" meta:character-count="1069" meta:non-whitespace-character-count="92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